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74" table:formula="of:=[.D35]-40-3-13-8-1" table:style-name="ce7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office:value-type="float" office:value="272" table:formula="of:=[.D36]-2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office:value-type="float" office:value="272" table:formula="of:=[.D37]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office:value-type="float" office:value="218" table:formula="of:=[.D37]-54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office:value-type="float" office:value="218" table:formula="of:=[.D39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office:value-type="float" office:value="218" table:formula="of:=[.D40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office:value-type="float" office:value="218" table:formula="of:=[.D41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office:value-type="float" office:value="170" table:formula="of:=[.D42]-8-40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office:value-type="float" office:value="170" table:formula="of:=[.D43]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office:value-type="float" office:value="70" table:formula="of:=[.D44]-100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office:value-type="float" office:value="70" table:formula="of:=[.D45]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office:value-type="float" office:value="78" table:formula="of:=[.D46]+8" table:style-name="ce7">
            <text:p>7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office:value-type="float" office:value="78" table:formula="of:=[.D47]" table:style-name="ce7">
            <text:p>7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office:value-type="float" office:value="70" table:formula="of:=[.D48]-8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office:value-type="float" office:value="70" table:formula="of:=[.D49]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7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26T09:08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